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Report.getResol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ModuleI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lveReport.checkIfChang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eReport.getUnresolvedDependenc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eReport.getArtifactsReports(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eReport.getEvicted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eReport.ResolveReport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AllArtifacts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setProblemMessages( List probl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ArtifactsReports( DownloadStatus downloadStatus , boolean withEvi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eReport.output( ReportOutputter [ ] outputters , ResolutionCacheManager cacheMgr , Resolve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eReport.setDownloadTime( long elapse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hasErr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eReport.getProblem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setDependencies( List dependencies , Filter artifactFil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lveReport.hasChang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Report.getDownloa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setResolveTime( long elapse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Modu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setDownload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AllProblemMessag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lveReport.getFailedArtifacts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Report.addReport( String conf , ConfigurationResolveReport 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ConfigurationReport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Resol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getDownloa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eport.ResolveReport( ModuleDescriptor md , String resolv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Report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